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01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5346in"/>
    </style:style>
    <style:style style:name="co6" style:family="table-column">
      <style:table-column-properties fo:break-before="auto" style:column-width="1.4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8.2106in" svg:height="5.8488in" svg:x="6.9748in" svg:y="5.3071in">
            <draw:object draw:notify-on-update-of-ranges="Sheet2.A21:Sheet2.A21 Sheet2.B21:Sheet2.T21 Sheet2.A22:Sheet2.A22 Sheet2.B22:Sheet2.T22 Sheet2.A23:Sheet2.A23 Sheet2.B23:Sheet2.T23 Sheet2.A24:Sheet2.A24 Sheet2.B24:Sheet2.T24 Sheet2.A25:Sheet2.A25 Sheet2.B25:Sheet2.T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2in" svg:height="3.5469in" svg:x="0.1346in" svg:y="8.9961in">
            <draw:object draw:notify-on-update-of-ranges="Sheet2.A22:Sheet2.A25 Sheet2.B21:Sheet2.B21 Sheet2.B22:Sheet2.B25 Sheet2.C21:Sheet2.C21 Sheet2.C22:Sheet2.C25 Sheet2.D21:Sheet2.D21 Sheet2.D22:Sheet2.D25 Sheet2.E21:Sheet2.E21 Sheet2.E22:Sheet2.E25 Sheet2.F21:Sheet2.F21 Sheet2.F22:Sheet2.F25 Sheet2.G21:Sheet2.G21 Sheet2.G22:Sheet2.G25 Sheet2.H21:Sheet2.H21 Sheet2.H22:Sheet2.H25 Sheet2.I21:Sheet2.I21 Sheet2.I22:Sheet2.I25 Sheet2.J21:Sheet2.J21 Sheet2.J22:Sheet2.J25 Sheet2.K21:Sheet2.K21 Sheet2.K22:Sheet2.K25 Sheet2.L21:Sheet2.L21 Sheet2.L22:Sheet2.L25 Sheet2.M21:Sheet2.M21 Sheet2.M22:Sheet2.M25 Sheet2.N21:Sheet2.N21 Sheet2.N22:Sheet2.N25 Sheet2.O21:Sheet2.O21 Sheet2.O22:Sheet2.O25 Sheet2.P21:Sheet2.P21 Sheet2.P22:Sheet2.P25 Sheet2.Q21:Sheet2.Q21 Sheet2.Q22:Sheet2.Q25 Sheet2.R21:Sheet2.R21 Sheet2.R22:Sheet2.R25 Sheet2.S21:Sheet2.S21 Sheet2.S22:Sheet2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office:value-type="string" calcext:value-type="string">
            <text:p>Chrome 91</text:p>
          </table:table-cell>
          <table:table-cell office:value-type="string" calcext:value-type="string">
            <text:p>Chrome 92</text:p>
          </table:table-cell>
          <table:table-cell office:value-type="string" calcext:value-type="string">
            <text:p>Chrome 93</text:p>
          </table:table-cell>
          <table:table-cell office:value-type="string" calcext:value-type="string">
            <text:p>Chrome 94</text:p>
          </table:table-cell>
          <table:table-cell table:number-columns-repeated="40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80.5" calcext:value-type="float">
            <text:p>80.5</text:p>
          </table:table-cell>
          <table:table-cell table:style-name="ce3" table:number-columns-repeated="40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84.3" calcext:value-type="float">
            <text:p>84.3</text:p>
          </table:table-cell>
          <table:table-cell table:style-name="ce3" office:value-type="float" office:value="85.1" calcext:value-type="float">
            <text:p>85.1</text:p>
          </table:table-cell>
          <table:table-cell table:style-name="ce3" office:value-type="float" office:value="87.8" calcext:value-type="float">
            <text:p>87.8</text:p>
          </table:table-cell>
          <table:table-cell table:style-name="ce3" table:number-columns-repeated="40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1" calcext:value-type="float">
            <text:p>114.1</text:p>
          </table:table-cell>
          <table:table-cell office:value-type="float" office:value="146.5" calcext:value-type="float">
            <text:p>146.5</text:p>
          </table:table-cell>
          <table:table-cell office:value-type="float" office:value="157.3" calcext:value-type="float">
            <text:p>157.3</text:p>
          </table:table-cell>
          <table:table-cell office:value-type="float" office:value="153.2" calcext:value-type="float">
            <text:p>153.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office:value-type="float" office:value="159" calcext:value-type="float">
            <text:p>15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16.5" calcext:value-type="float">
            <text:p>16.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  <table:table-cell office:value-type="float" office:value="45" calcext:value-type="float">
            <text:p>45</text:p>
          </table:table-cell>
          <table:table-cell office:value-type="float" office:value="47.2" calcext:value-type="float">
            <text:p>47.2</text:p>
          </table:table-cell>
          <table:table-cell office:value-type="float" office:value="48.8" calcext:value-type="float">
            <text:p>48.8</text:p>
          </table:table-cell>
          <table:table-cell table:number-columns-repeated="40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table:number-columns-repeated="40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60.8" calcext:value-type="float">
            <text:p>760.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746.5" calcext:value-type="float">
            <text:p>746.5</text:p>
          </table:table-cell>
          <table:table-cell table:style-name="ce3" office:value-type="float" office:value="756.8" calcext:value-type="float">
            <text:p>756.8</text:p>
          </table:table-cell>
          <table:table-cell table:style-name="ce3" table:number-columns-repeated="40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5" calcext:value-type="float">
            <text:p>168.5</text:p>
          </table:table-cell>
          <table:table-cell office:value-type="float" office:value="169.5" calcext:value-type="float">
            <text:p>169.5</text:p>
          </table:table-cell>
          <table:table-cell office:value-type="float" office:value="172.8" calcext:value-type="float">
            <text:p>172.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office:value-type="float" office:value="81.4" calcext:value-type="float">
            <text:p>81.4</text:p>
          </table:table-cell>
          <table:table-cell office:value-type="float" office:value="89.9" calcext:value-type="float">
            <text:p>89.9</text:p>
          </table:table-cell>
          <table:table-cell office:value-type="float" office:value="90.8" calcext:value-type="float">
            <text:p>90.8</text:p>
          </table:table-cell>
          <table:table-cell office:value-type="float" office:value="93.8" calcext:value-type="float">
            <text:p>93.8</text:p>
          </table:table-cell>
          <table:table-cell table:number-columns-repeated="4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office:value-type="string" calcext:value-type="string">
            <text:p>Chrome 91 F34</text:p>
          </table:table-cell>
          <table:table-cell office:value-type="string" calcext:value-type="string">
            <text:p>Chrome 92 F34</text:p>
          </table:table-cell>
          <table:table-cell office:value-type="string" calcext:value-type="string">
            <text:p>Chrome 93 F34</text:p>
          </table:table-cell>
          <table:table-cell office:value-type="string" calcext:value-type="string">
            <text:p>Chrome 94 F3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formula="of:=[.U3]/[.$F$3]" office:value-type="float" office:value="0.938319629858839" calcext:value-type="float">
            <text:p>0.938319629858839</text:p>
          </table:table-cell>
          <table:table-cell table:formula="of:=[.V3]/[.$F$3]" office:value-type="float" office:value="0.91120737924734" calcext:value-type="float">
            <text:p>0.91120737924734</text:p>
          </table:table-cell>
          <table:table-cell table:formula="of:=[.W3]/[.$F$3]" office:value-type="float" office:value="0.92181652079097" calcext:value-type="float">
            <text:p>0.92181652079097</text:p>
          </table:table-cell>
          <table:table-cell table:formula="of:=[.X3]/[.$F$3]" office:value-type="float" office:value="0.948928771402469" calcext:value-type="float">
            <text:p>0.94892877140246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formula="of:=[.U4]/[.$F$4]" office:value-type="float" office:value="0.966504998861905" calcext:value-type="float">
            <text:p>0.966504998861905</text:p>
          </table:table-cell>
          <table:table-cell table:formula="of:=[.V4]/[.$F$4]" office:value-type="float" office:value="0.984014147392012" calcext:value-type="float">
            <text:p>0.984014147392012</text:p>
          </table:table-cell>
          <table:table-cell table:formula="of:=[.W4]/[.$F$4]" office:value-type="float" office:value="0.993352359941403" calcext:value-type="float">
            <text:p>0.993352359941403</text:p>
          </table:table-cell>
          <table:table-cell table:formula="of:=[.X4]/[.$F$4]" office:value-type="float" office:value="1.0248688272956" calcext:value-type="float">
            <text:p>1.02486882729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formula="of:=[.U8]/[.$F$8]" office:value-type="float" office:value="0.507826669270906" calcext:value-type="float">
            <text:p>0.507826669270906</text:p>
          </table:table-cell>
          <table:table-cell table:formula="of:=[.V8]/[.$F$8]" office:value-type="float" office:value="0.544100002790256" calcext:value-type="float">
            <text:p>0.544100002790256</text:p>
          </table:table-cell>
          <table:table-cell table:formula="of:=[.W8]/[.$F$8]" office:value-type="float" office:value="0.555261028488518" calcext:value-type="float">
            <text:p>0.555261028488518</text:p>
          </table:table-cell>
          <table:table-cell table:formula="of:=[.X8]/[.$F$8]" office:value-type="float" office:value="0.577583079885041" calcext:value-type="float">
            <text:p>0.57758307988504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formula="of:=[.U9]/[.$F$9]" office:value-type="float" office:value="0.868915705582852" calcext:value-type="float">
            <text:p>0.868915705582852</text:p>
          </table:table-cell>
          <table:table-cell table:formula="of:=[.V9]/[.$F$9]" office:value-type="float" office:value="0.840591429165325" calcext:value-type="float">
            <text:p>0.840591429165325</text:p>
          </table:table-cell>
          <table:table-cell table:formula="of:=[.W9]/[.$F$9]" office:value-type="float" office:value="0.852583562325971" calcext:value-type="float">
            <text:p>0.852583562325971</text:p>
          </table:table-cell>
          <table:table-cell table:formula="of:=[.X9]/[.$F$9]" office:value-type="float" office:value="0.864347273902606" calcext:value-type="float">
            <text:p>0.864347273902606</text:p>
          </table:table-cell>
          <table:table-cell table:number-columns-repeated="44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7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08:17:04.475082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1-09-24T08:30:42.727249531</dc:date>
    <meta:editing-duration>PT7H19M2S</meta:editing-duration>
    <meta:editing-cycles>26</meta:editing-cycles>
    <meta:generator>LibreOffice/7.1.6.2.0$Linux_X86_64 LibreOffice_project/10$Build-2</meta:generator>
    <meta:document-statistic meta:table-count="2" meta:cell-count="3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A15:Sheet2.E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56cm" svg:height="14.857cm" xlink:href=".." xlink:type="simple" chart:class="chart:line" chart:style-name="ch1">
        <chart:title svg:x="9.816cm" svg:y="0.433cm" chart:style-name="ch2">
          <text:p>Linux</text:p>
        </chart:title>
        <chart:legend chart:legend-position="end" svg:x="16.681cm" svg:y="6.382cm" style:legend-expansion="high" chart:style-name="ch3"/>
        <chart:plot-area chart:style-name="ch4" table:cell-range-address="Sheet2.A21:Sheet2.T25" chart:data-source-has-labels="both" svg:x="1.055cm" svg:y="1.643cm" svg:width="13.228cm" svg:height="11.488cm">
          <chart:coordinate-region svg:x="1.782cm" svg:y="1.643cm" svg:width="12.302cm" svg:height="8.275cm"/>
          <chart:axis chart:dimension="x" chart:name="primary-x" chart:style-name="ch5" chartooo:axis-type="auto">
            <chartooo:date-scale/>
            <chart:categories table:cell-range-address="Sheet2.B21:Sheet2.T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T22" chart:label-cell-address="Sheet2.A22:Sheet2.A22" chart:class="chart:line">
            <chart:data-point chart:repeated="19"/>
          </chart:series>
          <chart:series chart:style-name="ch9" chart:values-cell-range-address="Sheet2.B23:Sheet2.T23" chart:label-cell-address="Sheet2.A23:Sheet2.A23" chart:class="chart:line">
            <chart:data-point chart:repeated="19"/>
          </chart:series>
          <chart:series chart:style-name="ch10" chart:values-cell-range-address="Sheet2.B24:Sheet2.T24" chart:label-cell-address="Sheet2.A24:Sheet2.A24" chart:class="chart:line">
            <chart:data-point chart:repeated="19"/>
          </chart:series>
          <chart:series chart:style-name="ch11" chart:values-cell-range-address="Sheet2.B25:Sheet2.T25" chart:label-cell-address="Sheet2.A25:Sheet2.A25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T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  <table:table-cell office:value-type="string">
                <text:p>Chrome 91 F34</text:p>
              </table:table-cell>
              <table:table-cell office:value-type="string">
                <text:p>Chrome 92 F34</text:p>
              </table:table-cell>
              <table:table-cell office:value-type="string">
                <text:p>Chrome 93 F34</text:p>
              </table:table-cell>
              <table:table-cell office:value-type="string">
                <text:p>Chrome 94 F34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T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  <table:table-cell office:value-type="float" office:value="0.938319629858839">
                <text:p>0.938319629858839</text:p>
              </table:table-cell>
              <table:table-cell office:value-type="float" office:value="0.91120737924734">
                <text:p>0.91120737924734</text:p>
              </table:table-cell>
              <table:table-cell office:value-type="float" office:value="0.92181652079097">
                <text:p>0.92181652079097</text:p>
              </table:table-cell>
              <table:table-cell office:value-type="float" office:value="0.948928771402469">
                <text:p>0.948928771402469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T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  <table:table-cell office:value-type="float" office:value="1.0248688272956">
                <text:p>1.0248688272956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T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  <table:table-cell office:value-type="float" office:value="0.577583079885041">
                <text:p>0.577583079885041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T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  <table:table-cell office:value-type="float" office:value="0.864347273902606">
                <text:p>0.864347273902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bar" chart:style-name="ch1">
        <chart:legend chart:legend-position="end" svg:x="8.78cm" svg:y="2.214cm" style:legend-expansion="high" chart:style-name="ch2"/>
        <chart:plot-area chart:style-name="ch3" table:cell-range-address="Sheet2.A21:Sheet2.S25" chart:data-source-has-labels="both" svg:x="0.32cm" svg:y="0.18cm" svg:width="8.14cm" svg:height="8.65cm">
          <chart:coordinate-region svg:x="1.047cm" svg:y="0.18cm" svg:width="7.413cm" svg:height="5.919cm"/>
          <chart:axis chart:dimension="x" chart:name="primary-x" chart:style-name="ch4" chartooo:axis-type="auto">
            <chartooo:date-scale/>
            <chart:categories table:cell-range-address="Sheet2.A2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2:Sheet2.B25" chart:label-cell-address="Sheet2.B21:Sheet2.B21" chart:class="chart:bar">
            <chart:data-point chart:repeated="4"/>
          </chart:series>
          <chart:series chart:style-name="ch8" chart:values-cell-range-address="Sheet2.C22:Sheet2.C25" chart:label-cell-address="Sheet2.C21:Sheet2.C21" chart:class="chart:bar">
            <chart:data-point chart:repeated="4"/>
          </chart:series>
          <chart:series chart:style-name="ch9" chart:values-cell-range-address="Sheet2.D22:Sheet2.D25" chart:label-cell-address="Sheet2.D21:Sheet2.D21" chart:class="chart:bar">
            <chart:data-point chart:repeated="4"/>
          </chart:series>
          <chart:series chart:style-name="ch10" chart:values-cell-range-address="Sheet2.E22:Sheet2.E25" chart:label-cell-address="Sheet2.E21:Sheet2.E21" chart:class="chart:bar">
            <chart:data-point chart:repeated="4"/>
          </chart:series>
          <chart:series chart:style-name="ch11" chart:values-cell-range-address="Sheet2.F22:Sheet2.F25" chart:label-cell-address="Sheet2.F21:Sheet2.F21" chart:class="chart:bar">
            <chart:data-point chart:repeated="4"/>
          </chart:series>
          <chart:series chart:style-name="ch12" chart:values-cell-range-address="Sheet2.G22:Sheet2.G25" chart:label-cell-address="Sheet2.G21:Sheet2.G21" chart:class="chart:bar">
            <chart:data-point chart:repeated="4"/>
          </chart:series>
          <chart:series chart:style-name="ch13" chart:values-cell-range-address="Sheet2.H22:Sheet2.H25" chart:label-cell-address="Sheet2.H21:Sheet2.H21" chart:class="chart:bar">
            <chart:data-point chart:repeated="4"/>
          </chart:series>
          <chart:series chart:style-name="ch14" chart:values-cell-range-address="Sheet2.I22:Sheet2.I25" chart:label-cell-address="Sheet2.I21:Sheet2.I21" chart:class="chart:bar">
            <chart:data-point chart:repeated="4"/>
          </chart:series>
          <chart:series chart:style-name="ch15" chart:values-cell-range-address="Sheet2.J22:Sheet2.J25" chart:label-cell-address="Sheet2.J21:Sheet2.J21" chart:class="chart:bar">
            <chart:data-point chart:repeated="4"/>
          </chart:series>
          <chart:series chart:style-name="ch16" chart:values-cell-range-address="Sheet2.K22:Sheet2.K25" chart:label-cell-address="Sheet2.K21:Sheet2.K21" chart:class="chart:bar">
            <chart:data-point chart:repeated="4"/>
          </chart:series>
          <chart:series chart:style-name="ch17" chart:values-cell-range-address="Sheet2.L22:Sheet2.L25" chart:label-cell-address="Sheet2.L21:Sheet2.L21" chart:class="chart:bar">
            <chart:data-point chart:repeated="4"/>
          </chart:series>
          <chart:series chart:style-name="ch18" chart:values-cell-range-address="Sheet2.M22:Sheet2.M25" chart:label-cell-address="Sheet2.M21:Sheet2.M21" chart:class="chart:bar">
            <chart:data-point chart:repeated="4"/>
          </chart:series>
          <chart:series chart:style-name="ch7" chart:values-cell-range-address="Sheet2.N22:Sheet2.N25" chart:label-cell-address="Sheet2.N21:Sheet2.N21" chart:class="chart:bar">
            <chart:data-point chart:repeated="4"/>
          </chart:series>
          <chart:series chart:style-name="ch8" chart:values-cell-range-address="Sheet2.O22:Sheet2.O25" chart:label-cell-address="Sheet2.O21:Sheet2.O21" chart:class="chart:bar">
            <chart:data-point chart:repeated="4"/>
          </chart:series>
          <chart:series chart:style-name="ch9" chart:values-cell-range-address="Sheet2.P22:Sheet2.P25" chart:label-cell-address="Sheet2.P21:Sheet2.P21" chart:class="chart:bar">
            <chart:data-point chart:repeated="4"/>
          </chart:series>
          <chart:series chart:style-name="ch10" chart:values-cell-range-address="Sheet2.Q22:Sheet2.Q25" chart:label-cell-address="Sheet2.Q21:Sheet2.Q21" chart:class="chart:bar">
            <chart:data-point chart:repeated="4"/>
          </chart:series>
          <chart:series chart:style-name="ch11" chart:values-cell-range-address="Sheet2.R22:Sheet2.R25" chart:label-cell-address="Sheet2.R21:Sheet2.R21" chart:class="chart:bar">
            <chart:data-point chart:repeated="4"/>
          </chart:series>
          <chart:series chart:style-name="ch12" chart:values-cell-range-address="Sheet2.S22:Sheet2.S25" chart:label-cell-address="Sheet2.S21:Sheet2.S2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B21</svg:desc>
                </draw:g>
              </table:table-cell>
              <table:table-cell office:value-type="string">
                <text:p>Chrome 76  U19.10</text:p>
                <draw:g>
                  <svg:desc>Sheet2.C21:Sheet2.C21</svg:desc>
                </draw:g>
              </table:table-cell>
              <table:table-cell office:value-type="string">
                <text:p>Chrome 77  U19.10</text:p>
                <draw:g>
                  <svg:desc>Sheet2.D21:Sheet2.D21</svg:desc>
                </draw:g>
              </table:table-cell>
              <table:table-cell office:value-type="string">
                <text:p>Chrome 78  U19.10</text:p>
                <draw:g>
                  <svg:desc>Sheet2.E21:Sheet2.E21</svg:desc>
                </draw:g>
              </table:table-cell>
              <table:table-cell office:value-type="string">
                <text:p>Chrome 79  U19.10</text:p>
                <draw:g>
                  <svg:desc>Sheet2.F21:Sheet2.F21</svg:desc>
                </draw:g>
              </table:table-cell>
              <table:table-cell office:value-type="string">
                <text:p>Chrome 80 U19.10</text:p>
                <draw:g>
                  <svg:desc>Sheet2.G21:Sheet2.G21</svg:desc>
                </draw:g>
              </table:table-cell>
              <table:table-cell office:value-type="string">
                <text:p>Chrome 80 U20.04</text:p>
                <draw:g>
                  <svg:desc>Sheet2.H21:Sheet2.H21</svg:desc>
                </draw:g>
              </table:table-cell>
              <table:table-cell office:value-type="string">
                <text:p>Chrome 81 U 20.04</text:p>
                <draw:g>
                  <svg:desc>Sheet2.I21:Sheet2.I21</svg:desc>
                </draw:g>
              </table:table-cell>
              <table:table-cell office:value-type="string">
                <text:p>Chrome 83 U 20.04</text:p>
                <draw:g>
                  <svg:desc>Sheet2.J21:Sheet2.J21</svg:desc>
                </draw:g>
              </table:table-cell>
              <table:table-cell office:value-type="string">
                <text:p>Chrome 85 U 20.04</text:p>
                <draw:g>
                  <svg:desc>Sheet2.K21:Sheet2.K21</svg:desc>
                </draw:g>
              </table:table-cell>
              <table:table-cell office:value-type="string">
                <text:p>Chrome 86 F 33</text:p>
                <draw:g>
                  <svg:desc>Sheet2.L21:Sheet2.L21</svg:desc>
                </draw:g>
              </table:table-cell>
              <table:table-cell office:value-type="string">
                <text:p>Chrome 87 F33</text:p>
                <draw:g>
                  <svg:desc>Sheet2.M21:Sheet2.M21</svg:desc>
                </draw:g>
              </table:table-cell>
              <table:table-cell office:value-type="string">
                <text:p>Chrome 88 F 33</text:p>
                <draw:g>
                  <svg:desc>Sheet2.N21:Sheet2.N21</svg:desc>
                </draw:g>
              </table:table-cell>
              <table:table-cell office:value-type="string">
                <text:p>Chrome 89 F 33</text:p>
                <draw:g>
                  <svg:desc>Sheet2.O21:Sheet2.O21</svg:desc>
                </draw:g>
              </table:table-cell>
              <table:table-cell office:value-type="string">
                <text:p>Chrome 90 F34</text:p>
                <draw:g>
                  <svg:desc>Sheet2.P21:Sheet2.P21</svg:desc>
                </draw:g>
              </table:table-cell>
              <table:table-cell office:value-type="string">
                <text:p>Chrome 91 F34</text:p>
                <draw:g>
                  <svg:desc>Sheet2.Q21:Sheet2.Q21</svg:desc>
                </draw:g>
              </table:table-cell>
              <table:table-cell office:value-type="string">
                <text:p>Chrome 92 F34</text:p>
                <draw:g>
                  <svg:desc>Sheet2.R21:Sheet2.R21</svg:desc>
                </draw:g>
              </table:table-cell>
              <table:table-cell office:value-type="string">
                <text:p>Chrome 93 F34</text:p>
                <draw:g>
                  <svg:desc>Sheet2.S21:Sheet2.S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5</svg:desc>
                </draw:g>
              </table:table-cell>
              <table:table-cell office:value-type="float" office:value="1">
                <text:p>1</text:p>
                <draw:g>
                  <svg:desc>Sheet2.B22:Sheet2.B25</svg:desc>
                </draw:g>
              </table:table-cell>
              <table:table-cell office:value-type="float" office:value="1.18162850322695">
                <text:p>1.18162850322695</text:p>
                <draw:g>
                  <svg:desc>Sheet2.C22:Sheet2.C25</svg:desc>
                </draw:g>
              </table:table-cell>
              <table:table-cell office:value-type="float" office:value="1.31317596440044">
                <text:p>1.31317596440044</text:p>
                <draw:g>
                  <svg:desc>Sheet2.D22:Sheet2.D25</svg:desc>
                </draw:g>
              </table:table-cell>
              <table:table-cell office:value-type="float" office:value="1.35089735655557">
                <text:p>1.35089735655557</text:p>
                <draw:g>
                  <svg:desc>Sheet2.E22:Sheet2.E25</svg:desc>
                </draw:g>
              </table:table-cell>
              <table:table-cell office:value-type="float" office:value="1.39687030324463">
                <text:p>1.39687030324463</text:p>
                <draw:g>
                  <svg:desc>Sheet2.F22:Sheet2.F25</svg:desc>
                </draw:g>
              </table:table-cell>
              <table:table-cell office:value-type="float" office:value="1.41926737983674">
                <text:p>1.41926737983674</text:p>
                <draw:g>
                  <svg:desc>Sheet2.G22:Sheet2.G25</svg:desc>
                </draw:g>
              </table:table-cell>
              <table:table-cell office:value-type="float" office:value="1.39804909674948">
                <text:p>1.39804909674948</text:p>
                <draw:g>
                  <svg:desc>Sheet2.H22:Sheet2.H25</svg:desc>
                </draw:g>
              </table:table-cell>
              <table:table-cell office:value-type="float" office:value="1.43223410839006">
                <text:p>1.43223410839006</text:p>
                <draw:g>
                  <svg:desc>Sheet2.I22:Sheet2.I25</svg:desc>
                </draw:g>
              </table:table-cell>
              <table:table-cell office:value-type="float" office:value="1.33557304099254">
                <text:p>1.33557304099254</text:p>
                <draw:g>
                  <svg:desc>Sheet2.J22:Sheet2.J25</svg:desc>
                </draw:g>
              </table:table-cell>
              <table:table-cell office:value-type="float" office:value="1.25423628915805">
                <text:p>1.25423628915805</text:p>
                <draw:g>
                  <svg:desc>Sheet2.K22:Sheet2.K25</svg:desc>
                </draw:g>
              </table:table-cell>
              <table:table-cell office:value-type="float" office:value="1.28488492028409">
                <text:p>1.28488492028409</text:p>
                <draw:g>
                  <svg:desc>Sheet2.L22:Sheet2.L25</svg:desc>
                </draw:g>
              </table:table-cell>
              <table:table-cell office:value-type="float" office:value="1.12456900362479">
                <text:p>1.12456900362479</text:p>
                <draw:g>
                  <svg:desc>Sheet2.M22:Sheet2.M25</svg:desc>
                </draw:g>
              </table:table-cell>
              <table:table-cell office:value-type="float" office:value="1.16111160227507">
                <text:p>1.16111160227507</text:p>
                <draw:g>
                  <svg:desc>Sheet2.N22:Sheet2.N25</svg:desc>
                </draw:g>
              </table:table-cell>
              <table:table-cell office:value-type="float" office:value="1.28370612677924">
                <text:p>1.28370612677924</text:p>
                <draw:g>
                  <svg:desc>Sheet2.O22:Sheet2.O25</svg:desc>
                </draw:g>
              </table:table-cell>
              <table:table-cell office:value-type="float" office:value="0.933604455839448">
                <text:p>0.933604455839448</text:p>
                <draw:g>
                  <svg:desc>Sheet2.P22:Sheet2.P25</svg:desc>
                </draw:g>
              </table:table-cell>
              <table:table-cell office:value-type="float" office:value="0.938319629858839">
                <text:p>0.938319629858839</text:p>
                <draw:g>
                  <svg:desc>Sheet2.Q22:Sheet2.Q25</svg:desc>
                </draw:g>
              </table:table-cell>
              <table:table-cell office:value-type="float" office:value="0.91120737924734">
                <text:p>0.91120737924734</text:p>
                <draw:g>
                  <svg:desc>Sheet2.R22:Sheet2.R25</svg:desc>
                </draw:g>
              </table:table-cell>
              <table:table-cell office:value-type="float" office:value="0.92181652079097">
                <text:p>0.92181652079097</text:p>
                <draw:g>
                  <svg:desc>Sheet2.S22:Sheet2.S25</svg:desc>
                </draw:g>
              </table:table-cell>
            </table:table-row>
            <table:table-row>
              <table:table-cell office:value-type="string">
                <text:p>02_replace1k</text:p>
              </table:table-cell>
              <table:table-cell office:value-type="float" office:value="1">
                <text:p>1</text:p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</table:table-row>
            <table:table-row>
              <table:table-cell office:value-type="string">
                <text:p>06_remove-one-1k</text:p>
              </table:table-cell>
              <table:table-cell office:value-type="float" office:value="1">
                <text:p>1</text:p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</table:table-row>
            <table:table-row>
              <table:table-cell office:value-type="string">
                <text:p>07_create10k</text:p>
              </table:table-cell>
              <table:table-cell office:value-type="float" office:value="1">
                <text:p>1</text:p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